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cm" fo:margin-right="0cm" fo:text-align="justify" style:justify-single-word="false" fo:text-indent="0cm" style:auto-text-indent="false" style:page-number="1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1.27cm" style:auto-text-indent="false"/>
    </style:style>
    <style:style style:name="P5" style:family="paragraph" style:parent-style-name="Standard">
      <style:paragraph-properties fo:margin-left="2.54cm" fo:margin-right="0cm" fo:text-indent="1.27cm" style:auto-text-indent="false"/>
    </style:style>
    <style:style style:name="T1" style:family="text">
      <style:text-properties style:font-name="Calibri" fo:font-weight="bold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Standard"><text:tab/>PSEUDOCODIGO</text:p>
      <text:p text:style-name="Standard"/>
      <text:p text:style-name="Standard"/>
      <text:p text:style-name="P2">function</text:p>
      <text:p text:style-name="P2"><text:tab/>var</text:p>
      <text:p text:style-name="P2"><text:tab/><text:tab/>INTEGER num1, num2;</text:p>
      <text:p text:style-name="P2"><text:tab/>endvar</text:p>
      <text:p text:style-name="P2"><text:tab/>num=validar();</text:p>
      <text:p text:style-name="P2"><text:tab/>num2=validar();</text:p>
      <text:p text:style-name="P2"><text:tab/>intercambiar(num1, num2);</text:p>
      <text:p text:style-name="P2"><text:tab/>WRITE num1, num2;</text:p>
      <text:p text:style-name="P2">endfuncion<text:tab/></text:p>
      <text:p text:style-name="P3"/>
      <text:p text:style-name="P2"/>
      <text:p text:style-name="P2">function intercambiar <text:s/>(num1, num2) //se pasa valor por referencia</text:p>
      <text:p text:style-name="P4">var</text:p>
      <text:p text:style-name="P2"><text:tab/><text:tab/>INTEGER aux;</text:p>
      <text:p text:style-name="P2"><text:tab/>endvar</text:p>
      <text:p text:style-name="P2"><text:tab/>aux=num1;</text:p>
      <text:p text:style-name="P2"><text:tab/>num1=num2;</text:p>
      <text:p text:style-name="P2"><text:tab/>num2=aux;</text:p>
      <text:p text:style-name="P2">endfunction</text:p>
      <text:p text:style-name="P2"/>
      <text:p text:style-name="P2"/>
      <text:p text:style-name="P2">function validar</text:p>
      <text:p text:style-name="P2"><text:tab/>var</text:p>
      <text:p text:style-name="P2"><text:tab/><text:tab/>INTEGER num;</text:p>
      <text:p text:style-name="P2"><text:tab/>endvar</text:p>
      <text:p text:style-name="P2"><text:tab/>do </text:p>
      <text:p text:style-name="P5">WRITE “introdueix un número”;</text:p>
      <text:p text:style-name="P2"><text:tab/><text:tab/>READ <text:s/>num;</text:p>
      <text:p text:style-name="P2"><text:tab/>while num&lt;1;</text:p>
      <text:p text:style-name="P2"><text:tab/>return num;</text:p>
      <text:p text:style-name="P2">endfunc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DIGO EN C</text:p>
      <text:p text:style-name="P2"/>
      <text:p text:style-name="P2"/>
      <text:p text:style-name="P2">#include &lt;stdio.h&gt;</text:p>
      <text:p text:style-name="P2"/>
      <text:p text:style-name="P2">int validar(){</text:p>
      <text:p text:style-name="P2"><text:s text:c="4"/>int num;</text:p>
      <text:p text:style-name="P2"><text:s text:c="4"/>do{</text:p>
      <text:p text:style-name="P2"><text:s text:c="8"/>printf("introdueix");</text:p>
      <text:p text:style-name="P2"><text:s text:c="8"/>scanf("%d",&amp;num);</text:p>
      <text:p text:style-name="P2"><text:s text:c="4"/>}while (num&lt;1);</text:p>
      <text:p text:style-name="P2"><text:s text:c="4"/>return num;</text:p>
      <text:p text:style-name="P2">}</text:p>
      <text:p text:style-name="P2"/>
      <text:p text:style-name="P2">void intercambiar(int *num1, int *num2){</text:p>
      <text:p text:style-name="P2"><text:s text:c="3"/>int aux;</text:p>
      <text:p text:style-name="P2"><text:s text:c="4"/>aux=num1;</text:p>
      <text:p text:style-name="P2"><text:s text:c="4"/>num1=num2;</text:p>
      <text:p text:style-name="P2"><text:s text:c="4"/>num2=aux;</text:p>
      <text:p text:style-name="P2">}</text:p>
      <text:p text:style-name="P2"/>
      <text:p text:style-name="P2"><text:s text:c="3"/></text:p>
      <text:p text:style-name="P2"/>
      <text:p text:style-name="P2">void main(){</text:p>
      <text:p text:style-name="P2"><text:s text:c="4"/>int num1, num2;</text:p>
      <text:p text:style-name="P2"><text:s text:c="4"/>num1=validar();</text:p>
      <text:p text:style-name="P2"><text:s text:c="4"/>num2=validar();</text:p>
      <text:p text:style-name="P2"><text:tab/>intercambiar(&amp;num1, &amp;num2);</text:p>
      <text:p text:style-name="P2"><text:tab/>printf("%d %d", num1,num2)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4T10:40:49.907405410</dc:date>
    <meta:editing-duration>PT54S</meta:editing-duration>
    <meta:editing-cycles>1</meta:editing-cycles>
    <meta:document-statistic meta:table-count="0" meta:image-count="0" meta:object-count="0" meta:page-count="2" meta:paragraph-count="52" meta:word-count="91" meta:character-count="765" meta:non-whitespace-character-count="633"/>
    <meta:generator>LibreOffice/6.0.7.3$Linux_X86_64 LibreOffice_project/00m0$Build-3</meta:generator>
  </office:meta>
</office:document-meta>
</file>